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 style:data-style-name="N121"/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#dddddd"/>
    </style:style>
    <style:style style:name="ce4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2025.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16374" table:default-cell-style-name="Default"/>
        <table:table-row table:style-name="ro1">
          <table:table-cell table:number-columns-repeated="9"/>
          <table:table-cell table:style-name="ce8" office:value-type="string" calcext:value-type="string" table:number-columns-spanned="8" table:number-rows-spanned="1">
            <text:p>Задание к лекциям (из 10 баллов)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table:style-name="ce1"/>
          <table:table-cell table:style-name="ce1" office:value-type="string" calcext:value-type="string">
            <text:p>пропусков</text:p>
          </table:table-cell>
          <table:table-cell table:style-name="ce1" office:value-type="string" calcext:value-type="string">
            <text:p>посещаемость (из 20)</text:p>
          </table:table-cell>
          <table:table-cell table:style-name="ce1" office:value-type="string" calcext:value-type="string">
            <text:p>работа в семестре (из 20)</text:p>
          </table:table-cell>
          <table:table-cell table:style-name="ce1" office:value-type="string" calcext:value-type="string">
            <text:p>ДЗ на парах (10х)</text:p>
          </table:table-cell>
          <table:table-cell table:style-name="ce1" office:value-type="string" calcext:value-type="string">
            <text:p>отчет по дз (из 50)</text:p>
          </table:table-cell>
          <table:table-cell table:style-name="ce1" office:value-type="string" calcext:value-type="string">
            <text:p>Дз защита отчета ([0, 1])</text:p>
          </table:table-cell>
          <table:table-cell table:style-name="ce1" office:value-type="string" calcext:value-type="string">
            <text:p>Доп</text:p>
          </table:table-cell>
          <table:table-cell table:style-name="ce6" office:value-type="string" calcext:value-type="string">
            <text:p>Tota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0.5" calcext:value-type="float">
            <text:p>0.5</text:p>
          </table:table-cell>
          <table:table-cell table:style-name="ce3" table:formula="of:=20*(12 - [.B3])/12" office:value-type="float" office:value="19.1666666666667" calcext:value-type="float">
            <text:p>19.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3" table:formula="of:=SUM([.J3:.Q3])/8*5" office:value-type="float" office:value="43.75" calcext:value-type="float">
            <text:p>43.8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3]+[.D3] + [.E3] + [.F3]*[.G3] + [.H3])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3" calcext:value-type="float">
            <text:p>3</text:p>
          </table:table-cell>
          <table:table-cell table:style-name="ce3" table:formula="of:=20*(12 - [.B4])/12" office:value-type="float" office:value="15" calcext:value-type="float">
            <text:p>15.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table:formula="of:=SUM([.J4:.Q4])/8*5" office:value-type="float" office:value="40.625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4]+[.D4] + [.E4] + [.F4]*[.G4] + [.H4])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style-name="ce3" table:formula="of:=20*(12 - [.B5])/12" office:value-type="float" office:value="16.6666666666667" calcext:value-type="float">
            <text:p>16.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3" table:formula="of:=SUM([.J5:.Q5])/8*5" office:value-type="float" office:value="46.25" calcext:value-type="float">
            <text:p>46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5]+[.D5] + [.E5] + [.F5]*[.G5] + [.H5])" office:value-type="float" office:value="92" calcext:value-type="float">
            <text:p>9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style-name="ce3" table:formula="of:=20*(12 - [.B6])/12" office:value-type="float" office:value="13.333333333333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3" table:formula="of:=SUM([.J6:.Q6])/8*5" office:value-type="float" office:value="45" calcext:value-type="float">
            <text:p>45.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6]+[.D6] + [.E6] + [.F6]*[.G6] + [.H6])" office:value-type="float" office:value="84" calcext:value-type="float">
            <text:p>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2" calcext:value-type="float">
            <text:p>2</text:p>
          </table:table-cell>
          <table:table-cell table:style-name="ce3" table:formula="of:=20*(12 - [.B7])/12" office:value-type="float" office:value="16.6666666666667" calcext:value-type="float">
            <text:p>16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SUM([.J7:.Q7])/8*5" office:value-type="float" office:value="38.125" calcext:value-type="float">
            <text:p>38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7]+[.D7] + [.E7] + [.F7]*[.G7] + [.H7])" office:value-type="float" office:value="55" calcext:value-type="float">
            <text:p>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1" calcext:value-type="float">
            <text:p>1</text:p>
          </table:table-cell>
          <table:table-cell table:style-name="ce3" table:formula="of:=20*(12 - [.B8])/12" office:value-type="float" office:value="18.3333333333333" calcext:value-type="float">
            <text:p>18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3" table:formula="of:=SUM([.J8:.Q8])/8*5"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8]+[.D8] + [.E8] + [.F8]*[.G8] + [.H8])"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1" calcext:value-type="float">
            <text:p>1</text:p>
          </table:table-cell>
          <table:table-cell table:style-name="ce3" table:formula="of:=20*(12 - [.B9])/12" office:value-type="float" office:value="18.3333333333333" calcext:value-type="float">
            <text:p>18.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 table:formula="of:=SUM([.J9:.Q9])/8*5" office:value-type="float" office:value="40" calcext:value-type="float">
            <text:p>40.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9]+[.D9] + [.E9] + [.F9]*[.G9] + [.H9])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1" calcext:value-type="float">
            <text:p>1</text:p>
          </table:table-cell>
          <table:table-cell table:style-name="ce3" table:formula="of:=20*(12 - [.B10])/12" office:value-type="float" office:value="18.3333333333333" calcext:value-type="float">
            <text:p>18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3" table:formula="of:=SUM([.J10:.Q10])/8*5" office:value-type="float" office:value="41.25" calcext:value-type="float">
            <text:p>41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10]+[.D10] + [.E10] + [.F10]*[.G10] + [.H10])"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Рахимов</text:p>
          </table:table-cell>
          <table:table-cell office:value-type="float" office:value="0" calcext:value-type="float">
            <text:p>0</text:p>
          </table:table-cell>
          <table:table-cell table:style-name="ce3" table:formula="of:=20*(12 - [.B11])/12" office:value-type="float" office:value="20" calcext:value-type="float">
            <text:p>20.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 table:formula="of:=SUM([.J11:.Q11])/8*5" office:value-type="float" office:value="31.875" calcext:value-type="float">
            <text:p>31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CEILING([.C11]+[.D11] + [.E11] + [.F11]*[.G11] + [.H11])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Гумеров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первого прим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сравнение грубой и подробной сеток не до конц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легенда не перемасштабирован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. 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еркин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- нет размерности сетки, не указано для какого случая считается tau. Нормы не похожи на правду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т сравнения с оптимальным кол-вом итераций. Не показано, на сколько увеличивается кол-во итераций при увеличении 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Исмагил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Роман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шага по времени для второго случа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аккуратные 2д граф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. графики не подписан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вязки не для конечного времени. нет сравнения с оптимальным кол-вом итераций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 - нет случая без rhi-chow. нет вывод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Ширманов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оптимального шага по времен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т сравнения с оптимальным кол-вом итераций. Не показано, на сколько увеличивается кол-во итераций при увеличении 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Ермоши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первого прим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аккуратные 2д граф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 похоже на правду для mu=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легенда не перемасштабирован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Махан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2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Хворенк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второго прим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т сравнения upwind-tvd на одном графике. Вывод по шагу непонятно для какого случа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 досчитан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Рахим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нет полей теч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2025.1'.I3:'2025.1'.I11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table table:name="2024.2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office:value-type="string" calcext:value-type="string">
            <text:p>Доп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Задание 1</text:p>
          </table:table-cell>
          <table:table-cell office:value-type="string" calcext:value-type="string">
            <text:p>Задание 2</text:p>
          </table:table-cell>
          <table:table-cell office:value-type="string" calcext:value-type="string">
            <text:p>Задание 3</text:p>
          </table:table-cell>
          <table:table-cell office:value-type="string" calcext:value-type="string">
            <text:p>Задание 4</text:p>
          </table:table-cell>
          <table:table-cell office:value-type="string" calcext:value-type="string">
            <text:p>Задание 5</text:p>
          </table:table-cell>
          <table:table-cell office:value-type="string" calcext:value-type="string">
            <text:p>Задание 6</text:p>
          </table:table-cell>
          <table:table-cell office:value-type="string" calcext:value-type="string">
            <text:p>Задание 7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2" calcext:value-type="float">
            <text:p>2</text:p>
          </table:table-cell>
          <table:table-cell table:formula="of:=20*(13 - [.B2])/13" office:value-type="float" office:value="16.923076923076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2:.P2])/7*5" office:value-type="float" office:value="47.142857142857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2]+[.D2] + [.E2] + [.F2]*[.G2] + [.H2]" office:value-type="float" office:value="91.0659340659341" calcext:value-type="float">
            <text:p>9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formula="of:=20*(13 - [.B3])/13" office:value-type="float" office:value="16.9230769230769" calcext:value-type="float">
            <text:p>16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J3:.P3])/7*5" office:value-type="float" office:value="25.7142857142857" calcext:value-type="float">
            <text:p>25.7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formula="of:= [.C3]+[.D3] + [.E3] + [.F3]*[.G3] + [.H3]" office:value-type="float" office:value="55.9230769230769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3 - [.B4])/13" office:value-type="float" office:value="16.9230769230769" calcext:value-type="float">
            <text:p>16.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J4:.P4])/7*5" office:value-type="float" office:value="46.428571428571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4]+[.D4] + [.E4] + [.F4]*[.G4] + [.H4]" office:value-type="float" office:value="103.351648351648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3 - [.B5])/13" office:value-type="float" office:value="13.8461538461538" calcext:value-type="float">
            <text:p>13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5:.P5])/7*5" office:value-type="float" office:value="30.714285714285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5]+[.D5] + [.E5] + [.F5]*[.G5] + [.H5]" office:value-type="float" office:value="71.5604395604396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хматуллина</text:p>
          </table:table-cell>
          <table:table-cell office:value-type="float" office:value="11" calcext:value-type="float">
            <text:p>11</text:p>
          </table:table-cell>
          <table:table-cell table:formula="of:=20*(13 - [.B6])/13" office:value-type="float" office:value="3.07692307692308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6:.P6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6]+[.D6] + [.E6] + [.F6]*[.G6] + [.H6]" office:value-type="float" office:value="3.07692307692308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5" calcext:value-type="float">
            <text:p>5</text:p>
          </table:table-cell>
          <table:table-cell table:formula="of:=20*(13 - [.B7])/13" office:value-type="float" office:value="12.307692307692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7:.P7])/7*5" office:value-type="float" office:value="25" calcext:value-type="float">
            <text:p>25.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 [.C7]+[.D7] + [.E7] + [.F7]*[.G7] + [.H7]" office:value-type="float" office:value="24.8076923076923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2" calcext:value-type="float">
            <text:p>2</text:p>
          </table:table-cell>
          <table:table-cell table:formula="of:=20*(13 - [.B8])/13" office:value-type="float" office:value="16.923076923076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J8:.P8])/7*5" office:value-type="float" office:value="42.1428571428571" calcext:value-type="float">
            <text:p>42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 [.C8]+[.D8] + [.E8] + [.F8]*[.G8] + [.H8]" office:value-type="float" office:value="79.8516483516484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5" calcext:value-type="float">
            <text:p>5</text:p>
          </table:table-cell>
          <table:table-cell table:formula="of:=20*(13 - [.B9])/13" office:value-type="float" office:value="12.307692307692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J9:.P9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9]+[.D9] + [.E9] + [.F9]*[.G9] + [.H9]" office:value-type="float" office:value="15.3076923076923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3" calcext:value-type="float">
            <text:p>3</text:p>
          </table:table-cell>
          <table:table-cell table:formula="of:=20*(13 - [.B10])/13" office:value-type="float" office:value="15.384615384615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J10:.P10])/7*5" office:value-type="float" office:value="45" calcext:value-type="float">
            <text:p>45.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formula="of:= [.C10]+[.D10] + [.E10] + [.F10]*[.G10] + [.H10]" office:value-type="float" office:value="55.8846153846154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calcext:conditional-formats>
          <calcext:conditional-format calcext:target-range-address="'2024.2'.I2:'2024.2'.I10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47:17.290536631</meta:creation-date>
    <dc:date>2025-02-07T17:00:12.799170523</dc:date>
    <meta:editing-duration>PT12H40M47S</meta:editing-duration>
    <meta:editing-cycles>21</meta:editing-cycles>
    <meta:generator>LibreOffice/7.4.3.2$Linux_X86_64 LibreOffice_project/40$Build-2</meta:generator>
    <meta:document-statistic meta:table-count="2" meta:cell-count="366" meta:object-count="0"/>
  </office:meta>
</office:document-meta>
</file>